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Clou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3" table:default-cell-style-name="ce25"/>
        <table:table-column table:style-name="co6" table:number-columns-repeated="8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39];&quot;High&quot;;[.D5:.D439])" office:value-type="float" office:value="254">
            <text:p>254</text:p>
          </table:table-cell>
          <table:table-cell table:style-name="Default" table:formula="of:=SUMPRODUCT(([.C5:.C439]=&quot;High&quot;)*([.E5:.E439]=&quot;x&quot;)*[.D5:.D439])" office:value-type="float" office:value="27">
            <text:p>27</text:p>
          </table:table-cell>
          <table:table-cell table:style-name="Default" table:formula="of:=SUMPRODUCT(([.C5:.C439]=&quot;High&quot;)*([.F5:.F439]=&quot;x&quot;)*[.D5:.D439])" office:value-type="float" office:value="83">
            <text:p>83</text:p>
          </table:table-cell>
          <table:table-cell table:style-name="Default" table:formula="of:=SUMPRODUCT(([.C5:.C439]=&quot;High&quot;)*([.G5:.G439]=&quot;x&quot;)*[.D5:.D439])" office:value-type="float" office:value="64">
            <text:p>64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39];&quot;Medium&quot;;[.D5:.D439])" office:value-type="float" office:value="0">
            <text:p>0</text:p>
          </table:table-cell>
          <table:table-cell table:style-name="Default" table:formula="of:=SUMPRODUCT(([.C5:.C439]=&quot;Medium&quot;)*([.E5:.E439]=&quot;x&quot;)*[.D5:.D439])" office:value-type="float" office:value="0">
            <text:p>0</text:p>
          </table:table-cell>
          <table:table-cell table:style-name="Default" table:formula="of:=SUMPRODUCT(([.C5:.C439]=&quot;Medium&quot;)*([.F5:.F439]=&quot;x&quot;)*[.D5:.D439])" office:value-type="float" office:value="0">
            <text:p>0</text:p>
          </table:table-cell>
          <table:table-cell table:style-name="Default" table:formula="of:=SUMPRODUCT(([.C5:.C439]=&quot;Medium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39];&quot;Low&quot;;[.D5:.D439])" office:value-type="float" office:value="0">
            <text:p>0</text:p>
          </table:table-cell>
          <table:table-cell table:style-name="Default" table:formula="of:=SUMPRODUCT(([.C5:.C439]=&quot;Low&quot;)*([.E5:.E439]=&quot;x&quot;)*[.D5:.D439])" office:value-type="float" office:value="0">
            <text:p>0</text:p>
          </table:table-cell>
          <table:table-cell table:style-name="Default" table:formula="of:=SUMPRODUCT(([.C5:.C439]=&quot;Low&quot;)*([.F5:.F439]=&quot;x&quot;)*[.D5:.D439])" office:value-type="float" office:value="0">
            <text:p>0</text:p>
          </table:table-cell>
          <table:table-cell table:style-name="Default" table:formula="of:=SUMPRODUCT(([.C5:.C439]=&quot;Low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3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number-columns-repeated="3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3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number-columns-repeated="3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style-name="Default" table:number-columns-repeated="3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3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 table:number-columns-repeated="3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number-columns-repeated="3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5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2T15:48:01</dc:date>
    <dc:creator>exoplatform </dc:creator>
    <meta:editing-duration>PT2H18M12S</meta:editing-duration>
    <meta:editing-cycles>19</meta:editing-cycles>
    <meta:generator>LibreOffice/3.4$Linux LibreOffice_project/340m1$Build-302</meta:generator>
    <meta:document-statistic meta:table-count="2" meta:cell-count="2382" meta:object-count="0"/>
    <meta:user-defined meta:name="Info 1"/>
    <meta:user-defined meta:name="Info 2"/>
    <meta:user-defined meta:name="Info 3"/>
    <meta:user-defined meta:name="Info 4"/>
  </office:meta>
</office:document-meta>
</file>